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6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9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06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 style:data-style-name="N106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0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0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0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10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ce24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ce25" style:family="table-cell" style:parent-style-name="Default" style:data-style-name="N107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KKA DESIGN" table:style-name="ta1">
        <table:shapes>
          <draw:frame draw:z-index="0" draw:style-name="gr1" draw:text-style-name="P1" svg:width="126.17mm" svg:height="60.3mm" svg:x="13.32mm" svg:y="113.15mm">
            <loext:p draw:notify-on-update-of-ranges="'BUKKA DESIGN'.A4:'BUKKA DESIGN'.A6 'BUKKA DESIGN'.B4:'BUKKA DESIGN'.B6 'BUKKA DESIGN'.A4:'BUKKA DESIGN'.A6 'BUKKA DESIGN'.C4:'BUKKA DESIGN'.C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10"/>
        <table:table-column table:style-name="co2" table:default-cell-style-name="ce5"/>
        <table:table-column table:style-name="co3" table:default-cell-style-name="ce10"/>
        <table:table-column table:style-name="co4" table:number-columns-repeated="2" table:default-cell-style-name="ce10"/>
        <table:table-column table:style-name="co4" table:number-columns-repeated="2" table:default-cell-style-name="ce21"/>
        <table:table-column table:style-name="co5" table:default-cell-style-name="ce10"/>
        <table:table-column table:style-name="co1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2" table:number-columns-repeated="1011" table:default-cell-style-name="ce10"/>
        <table:table-row table:style-name="ro1" table:number-rows-repeated="2">
          <table:table-cell table:style-name="ce1"/>
          <table:table-cell table:style-name="ce6"/>
          <table:table-cell table:style-name="ce1"/>
          <table:table-cell table:style-name="ce11"/>
          <table:table-cell table:style-name="ce6"/>
          <table:table-cell table:style-name="ce16" table:number-columns-repeated="2"/>
          <table:table-cell table:style-name="ce6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2" office:value-type="string" calcext:value-type="string">
            <text:p>K</text:p>
          </table:table-cell>
          <table:table-cell table:style-name="ce11"/>
          <table:table-cell table:style-name="ce7" office:value-type="string" calcext:value-type="string">
            <text:p>Ratio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7" office:value-type="string" calcext:value-type="string">
            <text:p>AREA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3" office:value-type="float" office:value="1.5" calcext:value-type="float">
            <text:p>1,5</text:p>
          </table:table-cell>
          <table:table-cell table:style-name="ce8" office:value-type="float" office:value="558.7" calcext:value-type="float">
            <text:p>558,7</text:p>
          </table:table-cell>
          <table:table-cell table:style-name="ce3" office:value-type="float" office:value="42" calcext:value-type="float">
            <text:p>42,0</text:p>
          </table:table-cell>
          <table:table-cell/>
          <table:table-cell table:style-name="ce12" office:value-type="float" office:value="1.45" calcext:value-type="float">
            <text:p>1,45</text:p>
          </table:table-cell>
          <table:table-cell table:style-name="ce18" table:formula="of:=SQRT(([.B4]^2)/(1+1/[.E4]^2) )" office:value-type="float" office:value="459.928983490882" calcext:value-type="float">
            <text:p>459,9</text:p>
          </table:table-cell>
          <table:table-cell table:style-name="ce20" table:formula="of:=SQRT(([.B4]^2)/(1+[.E4]^2) )" office:value-type="float" office:value="317.192402407505" calcext:value-type="float">
            <text:p>317,2</text:p>
          </table:table-cell>
          <table:table-cell table:style-name="ce24" table:formula="of:=[.F4]*[.G4]" office:value-type="float" office:value="145885.979210314" calcext:value-type="float">
            <text:p>145886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,0</text:p>
          </table:table-cell>
          <table:table-cell table:style-name="ce9" office:value-type="float" office:value="801.7" calcext:value-type="float">
            <text:p>801,7</text:p>
          </table:table-cell>
          <table:table-cell table:style-name="ce4" office:value-type="float" office:value="55" calcext:value-type="float">
            <text:p>55,0</text:p>
          </table:table-cell>
          <table:table-cell/>
          <table:table-cell table:style-name="ce12" office:value-type="float" office:value="1.45" calcext:value-type="float">
            <text:p>1,45</text:p>
          </table:table-cell>
          <table:table-cell table:style-name="ce18" table:formula="of:=SQRT(([.B5]^2)/(1+1/[.E5]^2) )" office:value-type="float" office:value="659.969690468301" calcext:value-type="float">
            <text:p>660,0</text:p>
          </table:table-cell>
          <table:table-cell table:style-name="ce18" table:formula="of:=SQRT(([.B5]^2)/(1+[.E5]^2) )" office:value-type="float" office:value="455.151510667794" calcext:value-type="float">
            <text:p>455,2</text:p>
          </table:table-cell>
          <table:table-cell table:style-name="ce24" table:formula="of:=[.F5]*[.G5]" office:value-type="float" office:value="300386.201611604" calcext:value-type="float">
            <text:p>300386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4" office:value-type="float" office:value="2.5" calcext:value-type="float">
            <text:p>2,5</text:p>
          </table:table-cell>
          <table:table-cell table:style-name="ce9" office:value-type="float" office:value="1044.7" calcext:value-type="float">
            <text:p>1044,7</text:p>
          </table:table-cell>
          <table:table-cell table:style-name="ce4" office:value-type="float" office:value="68" calcext:value-type="float">
            <text:p>68,0</text:p>
          </table:table-cell>
          <table:table-cell/>
          <table:table-cell table:style-name="ce12" office:value-type="float" office:value="1.45" calcext:value-type="float">
            <text:p>1,45</text:p>
          </table:table-cell>
          <table:table-cell table:style-name="ce18" table:formula="of:=SQRT(([.B6]^2)/(1+1/[.E6]^2) )" office:value-type="float" office:value="860.010397445721" calcext:value-type="float">
            <text:p>860,0</text:p>
          </table:table-cell>
          <table:table-cell table:style-name="ce18" table:formula="of:=SQRT(([.B6]^2)/(1+[.E6]^2) )" office:value-type="float" office:value="593.110618928083" calcext:value-type="float">
            <text:p>593,1</text:p>
          </table:table-cell>
          <table:table-cell table:style-name="ce24" table:formula="of:=[.F6]*[.G6]" office:value-type="float" office:value="510081.299113618" calcext:value-type="float">
            <text:p>510081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2" office:value-type="string" calcext:value-type="string">
            <text:p>K1</text:p>
          </table:table-cell>
          <table:table-cell table:style-name="Default"/>
          <table:table-cell table:style-name="ce7" office:value-type="string" calcext:value-type="string">
            <text:p>Ratio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7" office:value-type="string" calcext:value-type="string">
            <text:p>AREA</text:p>
          </table:table-cell>
          <table:table-cell table:number-columns-repeated="1016"/>
        </table:table-row>
        <table:table-row table:style-name="ro1">
          <table:table-cell table:style-name="ce3" office:value-type="float" office:value="1.5" calcext:value-type="float">
            <text:p>1,5</text:p>
          </table:table-cell>
          <table:table-cell table:style-name="ce8" office:value-type="float" office:value="556.3" calcext:value-type="float">
            <text:p>556,3</text:p>
          </table:table-cell>
          <table:table-cell table:style-name="ce3" office:value-type="float" office:value="42" calcext:value-type="float">
            <text:p>42,0</text:p>
          </table:table-cell>
          <table:table-cell table:style-name="Default"/>
          <table:table-cell table:style-name="ce13" office:value-type="float" office:value="1.414" calcext:value-type="float">
            <text:p>1,414</text:p>
          </table:table-cell>
          <table:table-cell table:style-name="ce19" table:formula="of:=SQRT(([.B10]^2)/(1+1/[.E10]^2) )" office:value-type="float" office:value="454.194180532524" calcext:value-type="float">
            <text:p>454,2</text:p>
          </table:table-cell>
          <table:table-cell table:style-name="ce23" table:formula="of:=SQRT(([.B10]^2)/(1+[.E10]^2) )" office:value-type="float" office:value="321.212291748602" calcext:value-type="float">
            <text:p>321,2</text:p>
          </table:table-cell>
          <table:table-cell table:style-name="ce25" table:formula="of:=[.F10]*[.G10]" office:value-type="float" office:value="145892.75362773" calcext:value-type="float">
            <text:p>145893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,0</text:p>
          </table:table-cell>
          <table:table-cell table:style-name="ce8" office:value-type="float" office:value="798.2" calcext:value-type="float">
            <text:p>798,2</text:p>
          </table:table-cell>
          <table:table-cell table:style-name="ce3" office:value-type="float" office:value="55" calcext:value-type="float">
            <text:p>55,0</text:p>
          </table:table-cell>
          <table:table-cell table:style-name="Default"/>
          <table:table-cell table:style-name="ce13" office:value-type="float" office:value="1.414" calcext:value-type="float">
            <text:p>1,414</text:p>
          </table:table-cell>
          <table:table-cell table:style-name="ce19" table:formula="of:=SQRT(([.B11]^2)/(1+1/[.E11]^2) )" office:value-type="float" office:value="651.694759843718" calcext:value-type="float">
            <text:p>651,7</text:p>
          </table:table-cell>
          <table:table-cell table:style-name="ce23" table:formula="of:=SQRT(([.B11]^2)/(1+[.E11]^2) )" office:value-type="float" office:value="460.887383199235" calcext:value-type="float">
            <text:p>460,9</text:p>
          </table:table-cell>
          <table:table-cell table:style-name="ce25" table:formula="of:=[.F11]*[.G11]" office:value-type="float" office:value="300357.892509025" calcext:value-type="float">
            <text:p>300358</text:p>
          </table:table-cell>
          <table:table-cell table:number-columns-repeated="1016"/>
        </table:table-row>
        <table:table-row table:style-name="ro1">
          <table:table-cell table:style-name="ce3" office:value-type="float" office:value="2.5" calcext:value-type="float">
            <text:p>2,5</text:p>
          </table:table-cell>
          <table:table-cell table:style-name="ce8" office:value-type="float" office:value="1040.2" calcext:value-type="float">
            <text:p>1040,2</text:p>
          </table:table-cell>
          <table:table-cell table:style-name="ce3" office:value-type="float" office:value="68" calcext:value-type="float">
            <text:p>68,0</text:p>
          </table:table-cell>
          <table:table-cell table:style-name="Default"/>
          <table:table-cell table:style-name="ce13" office:value-type="float" office:value="1.414" calcext:value-type="float">
            <text:p>1,414</text:p>
          </table:table-cell>
          <table:table-cell table:style-name="ce19" table:formula="of:=SQRT(([.B12]^2)/(1+1/[.E12]^2) )" office:value-type="float" office:value="849.276984702375" calcext:value-type="float">
            <text:p>849,3</text:p>
          </table:table-cell>
          <table:table-cell table:style-name="ce23" table:formula="of:=SQRT(([.B12]^2)/(1+[.E12]^2) )" office:value-type="float" office:value="600.620215489657" calcext:value-type="float">
            <text:p>600,6</text:p>
          </table:table-cell>
          <table:table-cell table:style-name="ce25" table:formula="of:=[.F12]*[.G12]" office:value-type="float" office:value="510092.925562347" calcext:value-type="float">
            <text:p>51009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,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q</text:p>
          </table:table-cell>
          <table:table-cell table:style-name="ce7"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486" calcext:value-type="float">
            <text:p>486,0</text:p>
          </table:table-cell>
          <table:table-cell table:style-name="ce14" office:value-type="float" office:value="-170.3" calcext:value-type="float">
            <text:p>-170,3</text:p>
          </table:table-cell>
          <table:table-cell table:style-name="ce14" table:formula="of:=[.F16]*[.E16]+[.G16]" office:value-type="float" office:value="558.7" calcext:value-type="float">
            <text:p>558,7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5" office:value-type="float" office:value="2" calcext:value-type="float">
            <text:p>2,0</text:p>
          </table:table-cell>
          <table:table-cell table:style-name="ce15" office:value-type="float" office:value="486" calcext:value-type="float">
            <text:p>486,0</text:p>
          </table:table-cell>
          <table:table-cell table:style-name="ce15" office:value-type="float" office:value="-170.3" calcext:value-type="float">
            <text:p>-170,3</text:p>
          </table:table-cell>
          <table:table-cell table:style-name="ce15" table:formula="of:=[.F17]*[.E17]+[.G17]" office:value-type="float" office:value="801.7" calcext:value-type="float">
            <text:p>801,7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5" office:value-type="float" office:value="2.5" calcext:value-type="float">
            <text:p>2,5</text:p>
          </table:table-cell>
          <table:table-cell table:style-name="ce15" office:value-type="float" office:value="486" calcext:value-type="float">
            <text:p>486,0</text:p>
          </table:table-cell>
          <table:table-cell table:style-name="ce15" office:value-type="float" office:value="-170.3" calcext:value-type="float">
            <text:p>-170,3</text:p>
          </table:table-cell>
          <table:table-cell table:style-name="ce15" table:formula="of:=[.F18]*[.E18]+[.G18]" office:value-type="float" office:value="1044.7" calcext:value-type="float">
            <text:p>1044,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q</text:p>
          </table:table-cell>
          <table:table-cell table:style-name="ce7"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26" calcext:value-type="float">
            <text:p>26,0</text:p>
          </table:table-cell>
          <table:table-cell table:style-name="ce14" office:value-type="float" office:value="3" calcext:value-type="float">
            <text:p>3,0</text:p>
          </table:table-cell>
          <table:table-cell table:style-name="ce14" table:formula="of:=[.F21]*[.E21]+[.G21]" office:value-type="float" office:value="42" calcext:value-type="float">
            <text:p>42,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" office:value-type="float" office:value="2" calcext:value-type="float">
            <text:p>2,0</text:p>
          </table:table-cell>
          <table:table-cell table:style-name="ce15" office:value-type="float" office:value="26" calcext:value-type="float">
            <text:p>26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table:formula="of:=[.F22]*[.E22]+[.G22]" office:value-type="float" office:value="55" calcext:value-type="float">
            <text:p>55,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" office:value-type="float" office:value="2.5" calcext:value-type="float">
            <text:p>2,5</text:p>
          </table:table-cell>
          <table:table-cell table:style-name="ce15" office:value-type="float" office:value="26" calcext:value-type="float">
            <text:p>26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table:formula="of:=[.F23]*[.E23]+[.G23]" office:value-type="float" office:value="68" calcext:value-type="float">
            <text:p>68,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0" loext:min-decimal-places="0" number:min-integer-digits="3"/>
    </number:number-style>
    <number:number-style style:name="N109">
      <number:number number:decimal-places="3" loext:min-decimal-places="3" number:min-integer-digits="0"/>
    </number:number-style>
    <number:number-style style:name="N110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21:54:59.56216417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23:47:24.952000000</meta:creation-date>
    <dc:date>2017-02-18T22:29:43.427604927</dc:date>
    <meta:editing-duration>PT2H26M56S</meta:editing-duration>
    <meta:editing-cycles>97</meta:editing-cycles>
    <meta:generator>LibreOffice/5.1.4.2$Linux_X86_64 LibreOffice_project/10m0$Build-2</meta:generator>
    <meta:document-statistic meta:table-count="1" meta:cell-count="8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18cm" svg:height="6.031cm" xlink:href=".." xlink:type="simple" chart:class="chart:scatter" chart:style-name="ch1">
        <chart:plot-area chart:style-name="ch2" table:cell-range-address="'BUKKA DESIGN'.A4:'BUKKA DESIGN'.C6" svg:x="0.252cm" svg:y="0.12cm" svg:width="12.114cm" svg:height="5.791cm">
          <chartooo:coordinate-region svg:x="1.06cm" svg:y="0.32cm" svg:width="10.882cm" svg:height="4.9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BUKKA DESIGN'.B4:'BUKKA DESIGN'.B6" chart:class="chart:scatter">
            <chart:domain table:cell-range-address="'BUKKA DESIGN'.A4:'BUKKA DESIGN'.A6"/>
            <chart:regression-curve chart:style-name="ch7">
              <chart:equation chart:display-equation="true" chart:display-r-square="true" svg:x="2.168cm" svg:y="1.01cm"/>
            </chart:regression-curve>
            <chart:data-point chart:repeated="3"/>
          </chart:series>
          <chart:series chart:style-name="ch8" chart:values-cell-range-address="'BUKKA DESIGN'.C4:'BUKKA DESIGN'.C6" chart:class="chart:scatter">
            <chart:regression-curve chart:style-name="ch9">
              <chart:equation chart:display-equation="true" chart:display-r-square="true" svg:x="8.274cm" svg:y="3.559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BUKKA DESIGN'.A4:'BUKKA DESIGN'.A6</svg:desc>
                </draw:g>
              </table:table-cell>
              <table:table-cell office:value-type="float" office:value="558.7">
                <text:p>558.7</text:p>
                <draw:g>
                  <svg:desc>'BUKKA DESIGN'.B4:'BUKKA DESIGN'.B6</svg:desc>
                </draw:g>
              </table:table-cell>
              <table:table-cell office:value-type="float" office:value="42">
                <text:p>42</text:p>
                <draw:g>
                  <svg:desc>'BUKKA DESIGN'.C4:'BUKKA DESIGN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01.7">
                <text:p>801.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044.7">
                <text:p>1044.7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